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eb210" style:family="table" style:master-page-name="ta-mp-0x9eb210">
      <style:table-properties table:display="true" style:writing-mode="lr-tb"/>
    </style:style>
    <style:style style:name="ta-0x9eb400" style:family="table" style:master-page-name="ta-mp-0x9eb400">
      <style:table-properties table:display="true" style:writing-mode="lr-tb"/>
    </style:style>
    <style:style style:name="ta-0x9eb5f0" style:family="table" style:master-page-name="ta-mp-0x9eb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b34d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34e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359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3509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351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34f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357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358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8.24pt" style:use-optimal-column-width="true"/>
    </style:style>
    <style:style style:name="ACOL-2" style:family="table-column">
      <style:table-column-properties style:column-width="136.09pt" style:use-optimal-column-width="true"/>
    </style:style>
    <style:style style:name="ACOL-3" style:family="table-column">
      <style:table-column-properties style:column-width="226.49pt" style:use-optimal-column-width="true"/>
    </style:style>
    <style:style style:name="ACOL-4" style:family="table-column">
      <style:table-column-properties style:column-width="69.76pt" style:use-optimal-column-width="true"/>
    </style:style>
    <style:style style:name="ACOL-5" style:family="table-column">
      <style:table-column-properties style:column-width="468.73pt" style:use-optimal-column-width="true"/>
    </style:style>
    <style:style style:name="ACOL-6" style:family="table-column"/>
    <style:style style:name="AROW-1" style:family="table-row">
      <style:table-row-properties style:row-height="12.64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eb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0" table:number-columns-repeated="250"/>
        <table:table-row table:style-name="AROW-0">
          <table:table-cell table:style-name="ACE-0xb351b8" office:value-type="string" office:string-value="manufacturer">
            <text:p>manufacturer</text:p>
          </table:table-cell>
          <table:table-cell table:style-name="ACE-0xb35998" office:value-type="string" office:string-value="part number">
            <text:p>part number</text:p>
          </table:table-cell>
          <table:table-cell table:style-name="ACE-0xb351b8" office:value-type="string" office:string-value="description">
            <text:p>description</text:p>
          </table:table-cell>
          <table:table-cell table:style-name="ACE-0xb351b8" office:value-type="string" office:string-value="qty">
            <text:p>qty</text:p>
          </table:table-cell>
          <table:table-cell table:style-name="ACE-0xb35098" office:value-type="string" office:string-value="unit price">
            <text:p>unit price</text:p>
          </table:table-cell>
          <table:table-cell table:style-name="ACE-0xb351b8" office:value-type="string" office:string-value="vendor link">
            <text:p>vendor link</text:p>
          </table:table-cell>
          <table:table-cell table:number-columns-repeated="250" table:style-name="ACE-0xb351b8"/>
        </table:table-row>
        <table:table-row table:style-name="AROW-1">
          <table:table-cell table:style-name="Gnumeric-default" office:value-type="string" office:string-value="Analog Devices Inc">
            <text:p>Analog Devices Inc</text:p>
          </table:table-cell>
          <table:table-cell table:style-name="ACE-0xb34f78" office:value-type="string" office:string-value="ADM660ARZ">
            <text:p>ADM660ARZ</text:p>
          </table:table-cell>
          <table:table-cell table:style-name="Gnumeric-default" office:value-type="string" office:string-value="switched-capacitor voltage converter">
            <text:p>switched-capacitor voltage converter</text:p>
          </table:table-cell>
          <table:table-cell table:style-name="Gnumeric-default" office:value-type="float" office:value="1">
            <text:p>1</text:p>
          </table:table-cell>
          <table:table-cell table:style-name="ACE-0xb34e58" office:value-type="float" office:value="4.59">
            <text:p>4.59</text:p>
          </table:table-cell>
          <table:table-cell table:style-name="Gnumeric-default" office:value-type="string" office:string-value="http://www.digikey.com/product-detail/en/ADM660ARZ/ADM660ARZ-ND/820185">
            <text:p>http://www.digikey.com/product-detail/en/ADM660ARZ/ADM660ARZ-ND/82018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OSRAM Opto Semiconductors Inc">
            <text:p>OSRAM Opto Semiconductors Inc</text:p>
          </table:table-cell>
          <table:table-cell table:style-name="ACE-0xb34f78" office:value-type="string" office:string-value="LS L29K-G1J2-1-Z">
            <text:p>LS L29K-G1J2-1-Z</text:p>
          </table:table-cell>
          <table:table-cell table:style-name="Gnumeric-default" office:value-type="string" office:string-value="red LED">
            <text:p>red LED</text:p>
          </table:table-cell>
          <table:table-cell table:style-name="Gnumeric-default" office:value-type="float" office:value="1">
            <text:p>1</text:p>
          </table:table-cell>
          <table:table-cell table:style-name="ACE-0xb34e58" office:value-type="float" office:value="0.17">
            <text:p>0.17</text:p>
          </table:table-cell>
          <table:table-cell table:style-name="Gnumeric-default" office:value-type="string" office:string-value="http://www.digikey.com/product-detail/en/LS%20L29K-G1J2-1-Z/475-2506-1-ND/1802633">
            <text:p>http://www.digikey.com/product-detail/en/LS%20L29K-G1J2-1-Z/475-2506-1-ND/180263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b34f78" office:value-type="string" office:string-value="ERJ-6GEYJ102V">
            <text:p>ERJ-6GEYJ102V</text:p>
          </table:table-cell>
          <table:table-cell table:style-name="Gnumeric-default" office:value-type="string" office:string-value="1k Ohm resistor">
            <text:p>1k Ohm resistor</text:p>
          </table:table-cell>
          <table:table-cell table:style-name="Gnumeric-default" office:value-type="float" office:value="1">
            <text:p>1</text:p>
          </table:table-cell>
          <table:table-cell table:style-name="ACE-0xb34e58" office:value-type="float" office:value="0.1">
            <text:p>0.10</text:p>
          </table:table-cell>
          <table:table-cell table:style-name="Gnumeric-default" office:value-type="string" office:string-value="http://www.digikey.com/product-detail/en/ERJ-6GEYJ102V/P1.0KACT-ND/42833">
            <text:p>http://www.digikey.com/product-detail/en/ERJ-6GEYJ102V/P1.0KACT-ND/4283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b34f78" office:value-type="string" office:string-value="ERJ-6GEYJ101V">
            <text:p>ERJ-6GEYJ101V</text:p>
          </table:table-cell>
          <table:table-cell table:style-name="Gnumeric-default" office:value-type="string" office:string-value="100 Ohm resistor">
            <text:p>100 Ohm resistor</text:p>
          </table:table-cell>
          <table:table-cell table:style-name="Gnumeric-default" office:value-type="float" office:value="2">
            <text:p>2</text:p>
          </table:table-cell>
          <table:table-cell table:style-name="ACE-0xb34e58" office:value-type="float" office:value="0.1">
            <text:p>0.10</text:p>
          </table:table-cell>
          <table:table-cell table:style-name="Gnumeric-default" office:value-type="string" office:string-value="http://www.digikey.com/product-detail/en/ERJ-6GEYJ101V/P100ACT-ND/21875">
            <text:p>http://www.digikey.com/product-detail/en/ERJ-6GEYJ101V/P100ACT-ND/218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amsung Electro-Mechanics America, Inc">
            <text:p>Samsung Electro-Mechanics America, Inc</text:p>
          </table:table-cell>
          <table:table-cell table:style-name="ACE-0xb34f78" office:value-type="string" office:string-value="CL21A106KAYNNNE">
            <text:p>CL21A106KAYNNNE</text:p>
          </table:table-cell>
          <table:table-cell table:style-name="Gnumeric-default" office:value-type="string" office:string-value="10uF ceramic capacitor">
            <text:p>10uF ceramic capacitor</text:p>
          </table:table-cell>
          <table:table-cell table:style-name="Gnumeric-default" office:value-type="float" office:value="2">
            <text:p>2</text:p>
          </table:table-cell>
          <table:table-cell table:style-name="ACE-0xb34e58" office:value-type="float" office:value="0.25">
            <text:p>0.25</text:p>
          </table:table-cell>
          <table:table-cell table:style-name="Gnumeric-default" office:value-type="string" office:string-value="http://www.digikey.com/product-detail/en/CL21A106KAYNNNE/1276-2891-1-ND/3890977">
            <text:p>http://www.digikey.com/product-detail/en/CL21A106KAYNNNE/1276-2891-1-ND/3890977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Stewart Connector">
            <text:p>Stewart Connector</text:p>
          </table:table-cell>
          <table:table-cell table:style-name="ACE-0xb34f78" office:value-type="string" office:string-value="SS-666604-NF">
            <text:p>SS-666604-NF</text:p>
          </table:table-cell>
          <table:table-cell table:style-name="Gnumeric-default" office:value-type="string" office:string-value="4-position 6p6c modular jack">
            <text:p>4-position 6p6c modular jack</text:p>
          </table:table-cell>
          <table:table-cell table:style-name="Gnumeric-default" office:value-type="float" office:value="2">
            <text:p>2</text:p>
          </table:table-cell>
          <table:table-cell table:style-name="ACE-0xb34e58" office:value-type="float" office:value="5.15">
            <text:p>5.15</text:p>
          </table:table-cell>
          <table:table-cell table:style-name="Gnumeric-default" office:value-type="string" office:string-value="http://www.digikey.com/product-detail/en/SS-666604-NF/380-1032-ND/388294">
            <text:p>http://www.digikey.com/product-detail/en/SS-666604-NF/380-1032-ND/388294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TE Connectivity">
            <text:p>TE Connectivity</text:p>
          </table:table-cell>
          <table:table-cell table:style-name="ACE-0xb34f78" office:value-type="string" office:string-value="5-554710-3">
            <text:p>5-554710-3</text:p>
          </table:table-cell>
          <table:table-cell table:style-name="Gnumeric-default" office:value-type="string" office:string-value="6p6c modular plug">
            <text:p>6p6c modular plug</text:p>
          </table:table-cell>
          <table:table-cell table:style-name="Gnumeric-default" office:value-type="float" office:value="8">
            <text:p>8</text:p>
          </table:table-cell>
          <table:table-cell table:style-name="ACE-0xb34e58" office:value-type="float" office:value="0.44">
            <text:p>0.44</text:p>
          </table:table-cell>
          <table:table-cell table:style-name="Gnumeric-default" office:value-type="string" office:string-value="http://www.digikey.com/product-detail/en/5-554710-3/A9117-ND/255872">
            <text:p>http://www.digikey.com/product-detail/en/5-554710-3/A9117-ND/255872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Assmann WSW Components">
            <text:p>Assmann WSW Components</text:p>
          </table:table-cell>
          <table:table-cell table:style-name="ACE-0xb34f78" office:value-type="string" office:string-value="H1CXH-1036G">
            <text:p>H1CXH-1036G</text:p>
          </table:table-cell>
          <table:table-cell table:style-name="Gnumeric-default" office:value-type="string" office:string-value="2x5 header plug to flat cable assembly">
            <text:p>2x5 header plug to flat cable assembly</text:p>
          </table:table-cell>
          <table:table-cell table:style-name="Gnumeric-default" office:value-type="float" office:value="1">
            <text:p>1</text:p>
          </table:table-cell>
          <table:table-cell table:style-name="ACE-0xb34e58" office:value-type="float" office:value="1.31">
            <text:p>1.31</text:p>
          </table:table-cell>
          <table:table-cell table:style-name="Gnumeric-default" office:value-type="string" office:string-value="http://www.digikey.com/product-detail/en/H1CXH-1036G/H1CXH-1036G-ND/999148">
            <text:p>http://www.digikey.com/product-detail/en/H1CXH-1036G/H1CXH-1036G-ND/999148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Sullins Connector Solutions">
            <text:p>Sullins Connector Solutions</text:p>
          </table:table-cell>
          <table:table-cell table:style-name="ACE-0xb34f78" office:value-type="string" office:string-value="SBH11-PBPC-D05-RA-BK">
            <text:p>SBH11-PBPC-D05-RA-BK</text:p>
          </table:table-cell>
          <table:table-cell table:style-name="Gnumeric-default" office:value-type="string" office:string-value="2x5 right angle shrouded header">
            <text:p>2x5 right angle shrouded header</text:p>
          </table:table-cell>
          <table:table-cell table:style-name="Gnumeric-default" office:value-type="float" office:value="1">
            <text:p>1</text:p>
          </table:table-cell>
          <table:table-cell table:style-name="ACE-0xb34e58" office:value-type="float" office:value="0.83">
            <text:p>0.83</text:p>
          </table:table-cell>
          <table:table-cell table:style-name="Gnumeric-default" office:value-type="string" office:string-value="http://www.digikey.com/product-detail/en/SBH11-PBPC-D05-RA-BK/S9177-ND/1990070">
            <text:p>http://www.digikey.com/product-detail/en/SBH11-PBPC-D05-RA-BK/S9177-ND/1990070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 office:string-value="TE Connectivity">
            <text:p>TE Connectivity</text:p>
          </table:table-cell>
          <table:table-cell table:style-name="ACE-0xb34f78" office:value-type="string" office:string-value="640389-3">
            <text:p>640389-3</text:p>
          </table:table-cell>
          <table:table-cell table:style-name="Gnumeric-default" office:value-type="string" office:string-value="3x1 large header pins">
            <text:p>3x1 large header pins</text:p>
          </table:table-cell>
          <table:table-cell table:style-name="Gnumeric-default" office:value-type="float" office:value="1">
            <text:p>1</text:p>
          </table:table-cell>
          <table:table-cell table:style-name="ACE-0xb34e58" office:value-type="float" office:value="0.57">
            <text:p>0.57</text:p>
          </table:table-cell>
          <table:table-cell table:style-name="Gnumeric-default" office:value-type="string" office:string-value="http://www.digikey.com/product-detail/en/640389-3/A19920-ND/259207">
            <text:p>http://www.digikey.com/product-detail/en/640389-3/A19920-ND/259207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0xb34f78"/>
          <table:table-cell table:number-columns-repeated="2" table:style-name="Gnumeric-default"/>
          <table:table-cell table:style-name="ACE-0xb34e5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b34f78"/>
          <table:table-cell table:number-columns-repeated="2" table:style-name="Gnumeric-default"/>
          <table:table-cell table:style-name="ACE-0xb34e5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b34f78"/>
          <table:table-cell table:number-columns-repeated="2" table:style-name="Gnumeric-default"/>
          <table:table-cell table:style-name="ACE-0xb34e58"/>
          <table:table-cell table:number-columns-repeated="251" table:style-name="Gnumeric-default"/>
        </table:table-row>
        <table:table-row table:style-name="AROW-2">
          <table:table-cell table:style-name="Gnumeric-default"/>
          <table:table-cell table:style-name="ACE-0xb34f78"/>
          <table:table-cell table:number-columns-repeated="2" table:style-name="Gnumeric-default"/>
          <table:table-cell table:style-name="ACE-0xb34e58" table:formula="of:=SUM([.E2:.E14])" office:value-type="float" office:value="13.51">
            <text:p>13.5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b34f78"/>
          <table:table-cell table:number-columns-repeated="2" table:style-name="Gnumeric-default"/>
          <table:table-cell table:style-name="ACE-0xb34e5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40">
          <table:table-cell table:style-name="Gnumeric-default"/>
          <table:table-cell table:style-name="ACE-0xb34f78"/>
          <table:table-cell table:number-columns-repeated="2" table:style-name="Gnumeric-default"/>
          <table:table-cell table:style-name="ACE-0xb34e5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ACE-0xb34f78"/>
          <table:table-cell table:number-columns-repeated="2" table:style-name="Gnumeric-default"/>
          <table:table-cell table:style-name="ACE-0xb34e5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71">
          <table:table-cell table:style-name="Gnumeric-default"/>
          <table:table-cell table:style-name="ACE-0xb34f78"/>
          <table:table-cell table:number-columns-repeated="2" table:style-name="Gnumeric-default"/>
          <table:table-cell table:style-name="ACE-0xb34e5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7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9830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eb400" table:print="true">
        <office:forms form:automatic-focus="false" form:apply-design-mode="false">
          <form:form/>
        </office:forms>
        <table:table-column table:default-cell-style-name="ACE-0xb35758" table:style-name="ACOL-0"/>
        <table:table-column table:default-cell-style-name="ACE-0xb35758" table:style-name="ACOL-0" table:number-columns-repeated="255"/>
        <table:table-row table:style-name="AROW-4">
          <table:table-cell table:number-columns-repeated="256" table:style-name="ACE-0xb35758"/>
        </table:table-row>
        <table:table-row table:style-name="AROW-4">
          <table:table-cell table:number-columns-repeated="256" table:style-name="ACE-0xb35758"/>
        </table:table-row>
        <table:table-row table:style-name="AROW-4" table:number-rows-repeated="65534">
          <table:table-cell table:number-columns-repeated="256" table:style-name="ACE-0xb3575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eb5f0" table:print="true">
        <office:forms form:automatic-focus="false" form:apply-design-mode="false">
          <form:form/>
        </office:forms>
        <table:table-column table:default-cell-style-name="ACE-0xb35878" table:style-name="ACOL-0"/>
        <table:table-column table:default-cell-style-name="ACE-0xb35878" table:style-name="ACOL-0" table:number-columns-repeated="255"/>
        <table:table-row table:style-name="AROW-4">
          <table:table-cell table:number-columns-repeated="256" table:style-name="ACE-0xb35878"/>
        </table:table-row>
        <table:table-row table:style-name="AROW-4">
          <table:table-cell table:number-columns-repeated="256" table:style-name="ACE-0xb35878"/>
        </table:table-row>
        <table:table-row table:style-name="AROW-4" table:number-rows-repeated="65534">
          <table:table-cell table:number-columns-repeated="256" table:style-name="ACE-0xb3587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b53e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fac9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b90a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9eb210" style:display-name="Sheet1" style:page-layout-name="pl-0xb53e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eb400" style:display-name="Sheet2" style:page-layout-name="pl-0xfac9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eb5f0" style:display-name="Sheet3" style:page-layout-name="pl-0xb90a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22T22:25:32Z</dc:date>
    <meta:creation-date>2013-09-20T19:02:32Z</meta:creation-date>
    <meta:editing-cycles>1</meta:editing-cycles>
    <meta:editing-duration>P0D</meta:editing-duration>
    <meta:generator>gnumeric/1.10.17</meta:generator>
  </office:meta>
</office:document-meta>
</file>